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AliasEvaluationContext.evaluateQuery( Node root , OExpression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liasEvaluationContext.getPartData( Element message , OMessageVarType . Part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liasEvaluationContext.PropertyAliasEvaluationContext( Element msgData , OProcess . OPropertyAlias alia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AliasEvaluationContext.getRoo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liasEvaluationContext.getBaseRe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liasEvaluationContext.narrow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liasEvaluationContext.readVariable( OScope . Variable variable , OMessageVarType . Part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liasEvaluationContext.readMessageProperty( OScope . Variable variable , OProcess . OProperty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liasEvaluationContext.getProces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liasEvaluationContext.isLinkActive( OLink o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